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5.40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outline1">
      <style:graphic-properties fo:min-height="19.75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T1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draw:frame presentation:style-name="pr1" draw:layer="layout" svg:width="32.399cm" svg:height="4.508cm" svg:x="1.8cm" svg:y="11.492cm" presentation:class="title" presentation:user-transformed="true">
          <draw:text-box>
            <text:p>PHPDoc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Što je PHPDoc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" text:id="id1">Informalni standard komentiranja PHP kôda</text:p>
              </text:list-item>
              <text:list-item>
                <text:p xml:id="id2" text:id="id2">Omogućava generatorima dokumentacije da stvore dokumentaciju za API PHP klasa</text:p>
                <text:list>
                  <text:list-item>
                    <text:p xml:id="id3" text:id="id3">de facto standard za generiranje dokumentacije je <text:a xlink:href="https://www.phpdoc.org/" xlink:type="simple">phpDocumentor</text:a></text:p>
                  </text:list-item>
                  <text:list-item>
                    <text:p xml:id="id4" text:id="id4"><text:a xlink:href="http://www.apigen.org/" xlink:type="simple">apigen</text:a></text:p>
                  </text:list-item>
                </text:list>
              </text:list-item>
              <text:list-item>
                <text:p xml:id="id5" text:id="id5">Koriste ga PHP IDE-ovi kako bi ispravno protumačili tipove varijabli i pružili code completion i debugging podršku</text:p>
              </text:list-item>
              <text:list-item>
                <text:p xml:id="id6" text:id="id6">PHP FIG počeo pisati <text:a xlink:href="https://github.com/phpDocumentor/fig-standards/tree/master/proposed" xlink:type="simple">formalnu specifikaciju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DocBlock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7" text:id="id7">Glavna <text:a xlink:href="https://phpdoc.org/docs/latest/guides/docblocks.html" xlink:type="simple">komponenta</text:a> PHPDoc-a</text:p>
              </text:list-item>
              <text:list-item>
                <text:p xml:id="id8" text:id="id8">Multiline komentar koji počinje sa /** umjesto /*</text:p>
              </text:list-item>
              <text:list-item>
                <text:p xml:id="id9" text:id="id9">Dolazi prije elementa kojeg dokumentira</text:p>
              </text:list-item>
              <text:list-item>
                <text:p xml:id="id10" text:id="id10">Sastoji se od tri dijela:</text:p>
                <text:list>
                  <text:list-item>
                    <text:p xml:id="id11" text:id="id11">Kratki opis</text:p>
                  </text:list-item>
                  <text:list-item>
                    <text:p xml:id="id12" text:id="id12">Detaljniji opis – odvojen od kratkog opisa praznom linijom, može sadržavati i određene html tagove</text:p>
                  </text:list-item>
                  <text:list-item>
                    <text:p xml:id="id13" text:id="id13">PHPDoc tagov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DocBlock Templates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4" text:id="id14">Omogućuje nam da jedan DocBlock definiramo za npr. grupu varijabli ili funkcija</text:p>
              </text:list-item>
              <text:list-item>
                <text:p xml:id="id15" text:id="id15">Počinje sa <text:span text:style-name="T1">/**#@+</text:span> i mora završiti sa <text:span text:style-name="T1">/**#@-*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 presentation:user-transformed="true">
          <draw:text-box>
            <text:p>Neki docBlock tagov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6" text:id="id16"><text:a xlink:href="https://www.phpdoc.org/docs/latest/references/phpdoc/tags/param.html" xlink:type="simple">@param</text:a></text:p>
              </text:list-item>
              <text:list-item>
                <text:p xml:id="id17" text:id="id17"><text:a xlink:href="https://www.phpdoc.org/docs/latest/references/phpdoc/tags/return.html" xlink:type="simple">@return</text:a></text:p>
              </text:list-item>
              <text:list-item>
                <text:p xml:id="id18" text:id="id18"><text:a xlink:href="https://www.phpdoc.org/docs/latest/references/phpdoc/tags/var.html" xlink:type="simple">@var</text:a></text:p>
              </text:list-item>
              <text:list-item>
                <text:p xml:id="id19" text:id="id19"><text:a xlink:href="https://www.phpdoc.org/docs/latest/references/phpdoc/tags/throws.html" xlink:type="simple">@throws</text:a></text:p>
              </text:list-item>
              <text:list-item>
                <text:p xml:id="id20" text:id="id20"><text:a xlink:href="https://www.phpdoc.org/docs/latest/references/phpdoc/tags/see.html" xlink:type="simple">@see</text:a></text:p>
              </text:list-item>
              <text:list-item>
                <text:p xml:id="id21" text:id="id21"><text:a xlink:href="https://www.phpdoc.org/docs/latest/references/phpdoc/tags/deprecated.html" xlink:type="simple">@deprecated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><text:a xlink:href="https://phpdoc.org/docs/latest/index.html" xlink:type="simple">phpDocumentor</text:a></text:p>
              </text:list-item>
              <text:list-item>
                <text:p><text:a xlink:href="https://github.com/phpDocumentor/fig-standards/blob/master/proposed/phpdoc.md" xlink:type="simple">PSR-5 Draft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00:32:40.426000000</meta:creation-date>
    <dc:language>hr-HR</dc:language>
    <meta:editing-cycles>19</meta:editing-cycles>
    <meta:editing-duration>PT1H21M58S</meta:editing-duration>
    <meta:generator>LibreOffice/5.1.5.2$Windows_x86 LibreOffice_project/7a864d8825610a8c07cfc3bc01dd4fce6a9447e5</meta:generator>
    <dc:title>PHP Akademija template v4</dc:title>
    <dc:date>2017-01-20T16:47:56.230000000</dc:date>
    <meta:document-statistic meta:object-count="62"/>
  </office:meta>
</office:document-meta>
</file>